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84e" officeooo:paragraph-rsid="0016c84e"/>
    </style:style>
    <style:style style:name="P2" style:family="paragraph" style:parent-style-name="Standard">
      <style:text-properties fo:font-size="72pt" officeooo:rsid="0016c84e" officeooo:paragraph-rsid="0016c84e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72pt" officeooo:rsid="0016c84e" officeooo:paragraph-rsid="0016c84e" style:font-size-asian="63pt" style:font-size-complex="72pt"/>
    </style:style>
    <style:style style:name="P4" style:family="paragraph" style:parent-style-name="Standard">
      <style:paragraph-properties fo:text-align="start" style:justify-single-word="false"/>
      <style:text-properties fo:font-size="20pt" officeooo:rsid="0016c84e" officeooo:paragraph-rsid="0016c84e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ce181e" fo:font-size="14pt" officeooo:rsid="0016c84e" officeooo:paragraph-rsid="001839b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610506" fo:font-size="14pt" officeooo:rsid="0016c84e" officeooo:paragraph-rsid="001839b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610506" fo:font-size="14pt" officeooo:rsid="001839bf" officeooo:paragraph-rsid="001839b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6pt" officeooo:rsid="0016c84e" officeooo:paragraph-rsid="001839bf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000000" fo:font-size="16pt" officeooo:rsid="001b09f3" officeooo:paragraph-rsid="001b09f3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officeooo:rsid="001b09f3" officeooo:paragraph-rsid="001b09f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9353" fo:font-size="14pt" officeooo:rsid="001b09f3" officeooo:paragraph-rsid="001b09f3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1c3687" fo:font-size="14pt" officeooo:rsid="0016c84e" officeooo:paragraph-rsid="001839b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21409a" fo:font-size="14pt" officeooo:rsid="001839bf" officeooo:paragraph-rsid="001839bf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ed1c24" fo:font-size="14pt" officeooo:rsid="001839bf" officeooo:paragraph-rsid="001839bf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ed1c24" fo:font-size="14pt" officeooo:rsid="001b09f3" officeooo:paragraph-rsid="001b09f3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fo:font-size="14pt" officeooo:rsid="001b09f3" officeooo:paragraph-rsid="001b09f3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fo:font-size="14pt" officeooo:rsid="001b09f3" officeooo:paragraph-rsid="001dde9b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fo:font-size="14pt" officeooo:rsid="001b09f3" officeooo:paragraph-rsid="001fde0e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fo:font-size="14pt" officeooo:rsid="001ce14e" officeooo:paragraph-rsid="001ce14e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fo:font-size="14pt" officeooo:rsid="001dde9b" officeooo:paragraph-rsid="001dde9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fo:font-size="16pt" officeooo:rsid="001dde9b" officeooo:paragraph-rsid="001dde9b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009353" fo:font-size="14pt" officeooo:rsid="001b09f3" officeooo:paragraph-rsid="001b09f3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491d74" fo:font-size="14pt" officeooo:rsid="001dde9b" officeooo:paragraph-rsid="001dde9b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officeooo:rsid="001839bf"/>
    </style:style>
    <style:style style:name="T3" style:family="text">
      <style:text-properties fo:color="#ed1c24"/>
    </style:style>
    <style:style style:name="T4" style:family="text">
      <style:text-properties fo:color="#ed1c24" officeooo:rsid="001839bf"/>
    </style:style>
    <style:style style:name="T5" style:family="text">
      <style:text-properties fo:color="#21409a"/>
    </style:style>
    <style:style style:name="T6" style:family="text">
      <style:text-properties fo:color="#21409a" officeooo:rsid="001839bf"/>
    </style:style>
    <style:style style:name="T7" style:family="text">
      <style:text-properties fo:color="#21409a" officeooo:rsid="0019571e"/>
    </style:style>
    <style:style style:name="T8" style:family="text">
      <style:text-properties fo:color="#009353"/>
    </style:style>
    <style:style style:name="T9" style:family="text">
      <style:text-properties fo:color="#00b274"/>
    </style:style>
    <style:style style:name="T10" style:family="text">
      <style:text-properties fo:color="#00b274" officeooo:rsid="001ce14e"/>
    </style:style>
    <style:style style:name="T11" style:family="text">
      <style:text-properties fo:color="#00b274" officeooo:rsid="001fde0e"/>
    </style:style>
    <style:style style:name="T12" style:family="text">
      <style:text-properties officeooo:rsid="001dde9b"/>
    </style:style>
    <style:style style:name="T13" style:family="text">
      <style:text-properties fo:color="#491d74" officeooo:rsid="001dde9b"/>
    </style:style>
    <style:style style:name="T14" style:family="text">
      <style:text-properties fo:color="#74489d" officeooo:rsid="001fde0e"/>
    </style:style>
    <style:style style:name="T15" style:family="text">
      <style:text-properties fo:color="#512480" officeooo:rsid="001dde9b"/>
    </style:style>
    <style:style style:name="T16" style:family="text">
      <style:text-properties fo:color="#512480" officeooo:rsid="001fde0e"/>
    </style:style>
    <style:style style:name="T17" style:family="text">
      <style:text-properties officeooo:rsid="001fde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/>
      <text:p text:style-name="P3">POO 2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>Rafael Jesús Nieto Cardador</text:p>
      <text:p text:style-name="P8"><text:soft-page-break/>Ejercicio 1.</text:p>
      <text:p text:style-name="P8"/>
      <text:p text:style-name="P6">Clase mayor</text:p>
      <text:p text:style-name="P5">Clase menor</text:p>
      <text:p text:style-name="P12">Instancias</text:p>
      <text:p text:style-name="P22">Atributos</text:p>
      <text:p text:style-name="P23">Metodos</text:p>
      <text:p text:style-name="P12"/>
      <text:p text:style-name="P6">Animal</text:p>
      <text:p text:style-name="P6"><text:tab/><text:span text:style-name="T7">pato_lucas</text:span></text:p>
      <text:p text:style-name="P6"><text:span text:style-name="T1"><text:tab/></text:span><text:span text:style-name="T4">Perro</text:span></text:p>
      <text:p text:style-name="P6"><text:span text:style-name="T4"><text:tab/><text:tab/></text:span><text:span text:style-name="T6">goofy</text:span></text:p>
      <text:p text:style-name="P13"><text:tab/><text:tab/>laika</text:p>
      <text:p text:style-name="P13"><text:tab/><text:tab/>snoopy</text:p>
      <text:p text:style-name="P13"><text:tab/><text:tab/>pluto</text:p>
      <text:p text:style-name="P14"><text:tab/>Caballo</text:p>
      <text:p text:style-name="P6"><text:span text:style-name="T4"><text:tab/><text:tab/></text:span><text:span text:style-name="T6">rocinante</text:span></text:p>
      <text:p text:style-name="P14"><text:tab/>Gato</text:p>
      <text:p text:style-name="P6"><text:span text:style-name="T4"><text:tab/><text:tab/></text:span><text:span text:style-name="T6">garfield</text:span></text:p>
      <text:p text:style-name="P13"><text:tab/><text:tab/>tom</text:p>
      <text:p text:style-name="P13"><text:tab/><text:tab/>silvestre</text:p>
      <text:p text:style-name="P14"><text:tab/>Bucefalo</text:p>
      <text:p text:style-name="P6"><text:span text:style-name="T4"><text:tab/>Pegaso</text:span><text:span text:style-name="T1"><text:tab/></text:span></text:p>
      <text:p text:style-name="P6">Person<text:span text:style-name="T2">a</text:span></text:p>
      <text:p text:style-name="P6"><text:tab/><text:span text:style-name="T6">paula</text:span></text:p>
      <text:p text:style-name="P13"><text:tab/>milu</text:p>
      <text:p text:style-name="P6"><text:span text:style-name="T6"><text:tab/>javier</text:span><text:tab/></text:p>
      <text:p text:style-name="P7">Mineral</text:p>
      <text:p text:style-name="P7"><text:tab/><text:span text:style-name="T5">pirita</text:span></text:p>
      <text:p text:style-name="P13"><text:tab/>cuarzo</text:p>
      <text:p text:style-name="P13"/>
      <text:p text:style-name="P9">Ejercicio 2</text:p>
      <text:p text:style-name="P10">Atributos de la clase vivienda: </text:p>
      <text:p text:style-name="P10"><text:tab/><text:span text:style-name="T8">double metrosCuadradosAncho</text:span></text:p>
      <text:p text:style-name="P10"><text:tab/><text:span text:style-name="T8">double metrosCuadradosAlto</text:span></text:p>
      <text:p text:style-name="P11"><text:tab/>int habitaciones</text:p>
      <text:p text:style-name="P11"><text:tab/>String muebles</text:p>
      <text:p text:style-name="P10"><text:tab/><text:span text:style-name="T8">String dirección</text:span></text:p>
      <text:p text:style-name="P10">Posibles subclases:</text:p>
      <text:p text:style-name="P10"><text:tab/><text:span text:style-name="T3">Piso</text:span></text:p>
      <text:p text:style-name="P10"><text:span text:style-name="T3"><text:tab/><text:tab/></text:span><text:span text:style-name="T9">int planta</text:span></text:p>
      <text:p text:style-name="P19"><text:span text:style-name="T9"><text:tab/><text:tab/>char puerta</text:span></text:p>
      <text:p text:style-name="P10"><text:span text:style-name="T9"><text:tab/></text:span><text:span text:style-name="T3">Casa</text:span></text:p>
      <text:p text:style-name="P10"><text:span text:style-name="T3"><text:tab/><text:tab/></text:span><text:span text:style-name="T10">boolean patio</text:span></text:p>
      <text:p text:style-name="P21"><text:soft-page-break/>Ejercicio 7 </text:p>
      <text:p text:style-name="P21"/>
      <text:p text:style-name="P20">Atributos:</text:p>
      <text:p text:style-name="P20"><text:tab/><text:span text:style-name="T9">int anchoPixeles</text:span></text:p>
      <text:p text:style-name="P20"><text:span text:style-name="T9"><text:tab/>int altoPixeles</text:span></text:p>
      <text:p text:style-name="P20"><text:span text:style-name="T9"/></text:p>
      <text:p text:style-name="P20"><text:span text:style-name="T9"><text:tab/></text:span><text:span text:style-name="T11">int anchoPixelesAux</text:span></text:p>
      <text:p text:style-name="P20"><text:span text:style-name="T11"><text:tab/>int altoPixelesAux</text:span></text:p>
      <text:p text:style-name="P20"><text:span text:style-name="T9"/></text:p>
      <text:p text:style-name="P20"><text:span text:style-name="T9"><text:tab/>int resMaxAlto</text:span></text:p>
      <text:p text:style-name="P20"><text:span text:style-name="T9"><text:tab/>int resMaxAncho</text:span></text:p>
      <text:p text:style-name="P20"><text:span text:style-name="T9"/></text:p>
      <text:p text:style-name="P20"><text:span text:style-name="T9"><text:tab/>String nombre</text:span></text:p>
      <text:p text:style-name="P20"><text:span text:style-name="T9"><text:tab/>boolean </text:span><text:span text:style-name="T11">minimizada</text:span></text:p>
      <text:p text:style-name="P20"><text:span text:style-name="T11"><text:tab/>boolean cerrada</text:span></text:p>
      <text:p text:style-name="P20"><text:span text:style-name="T9"><text:tab/></text:span></text:p>
      <text:p text:style-name="P20">Metodos:</text:p>
      <text:p text:style-name="P10"><text:tab/><text:span text:style-name="T13">minimizarVentana – </text:span><text:span text:style-name="T12">Hace que el valor de "minimizada" sea 'True'</text:span></text:p>
      <text:p text:style-name="P10"/>
      <text:p text:style-name="P18"><text:tab/><text:span text:style-name="T15">maximizar ventana – </text:span><text:span text:style-name="T12">Hace que el valor de "minimizada" sea 'False', que los de "anchoPixelesAux" y "altoPixelesAux" se igualen a los de "anchoPixeles" y "altoPixeles" respectivamente y después estos dos se igualarán a los de "resMaxAncho" y "resMaxAlto".</text:span></text:p>
      <text:p text:style-name="P18"/>
      <text:p text:style-name="P18"><text:tab/><text:span text:style-name="T14">r</text:span><text:span text:style-name="T16">educirVentana – </text:span><text:span text:style-name="T17">Hace que el valor de "minimizada" sea 'False' y que los de "anchoPixeles" y de "altoPixeles se igualen a los de "anchoPixelesAux" y "altoPixelesAux"</text:span></text:p>
      <text:p text:style-name="P18"/>
      <text:p text:style-name="P17"><text:tab/><text:span text:style-name="T16">cerrarVentana – </text:span><text:span text:style-name="T17">Hace que el valor de "minimizada" sea 'False' y que el de "cerrada" sea 'True'</text:span></text:p>
      <text:p text:style-name="P17"><text:tab/></text:p>
      <text:p text:style-name="P15"><text:span text:style-name="T1"><text:tab/><text:tab/></text:span><text:tab/><text:tab/><text:tab/></text:p>
      <text:p text:style-name="P15"><text:tab/><text:tab/></text:p>
      <text:p text:style-name="P10"><text:tab/><text:tab/><text:tab/></text:p>
      <text:p text:style-name="P12"/>
      <text:p text:style-name="P12"/>
      <text:p text:style-name="P12"/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48S</meta:editing-duration>
    <meta:editing-cycles>9</meta:editing-cycles>
    <meta:generator>LibreOffice/5.4.2.2$Windows_X86_64 LibreOffice_project/22b09f6418e8c2d508a9eaf86b2399209b0990f4</meta:generator>
    <dc:date>2019-02-05T12:24:21.961000000</dc:date>
    <meta:document-statistic meta:table-count="0" meta:image-count="0" meta:object-count="0" meta:page-count="3" meta:paragraph-count="64" meta:word-count="173" meta:character-count="1247" meta:non-whitespace-character-count="1060"/>
    <meta:user-defined meta:name="Info 1"/>
    <meta:user-defined meta:name="Info 2"/>
    <meta:user-defined meta:name="Info 3"/>
    <meta:user-defined meta:name="Info 4"/>
  </office:meta>
</office:document-meta>
</file>